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6835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4799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0937in"/>
    </style:style>
    <style:style style:name="co12" style:family="table-column">
      <style:table-column-properties fo:break-before="auto" style:column-width="1.4256in"/>
    </style:style>
    <style:style style:name="co1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Versione</text:p>
          </table:table-cell>
          <table:table-cell table:style-name="ce3" office:value-type="string" calcext:value-type="string">
            <text:p>10</text:p>
          </table:table-cell>
          <table:table-cell table:style-name="ce1" table:number-columns-repeated="6"/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ISS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Volume Link</text:p>
          </table:table-cell>
          <table:table-cell table:style-name="ce1" office:value-type="string" calcext:value-type="string">
            <text:p>Cover Link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office:value-type="string" calcext:value-type="string">
            <text:p>vol3</text:p>
          </table:table-cell>
          <table:table-cell office:value-type="string" calcext:value-type="string">
            <text:p>ERUDITORUM ACTA 2024</text:p>
          </table:table-cell>
          <table:table-cell office:value-type="string" calcext:value-type="string">
            <text:p>979-12-81863-02-6</text:p>
          </table:table-cell>
          <table:table-cell office:value-type="string" calcext:value-type="string">
            <text:p>3034-9796</text:p>
          </table:table-cell>
          <table:table-cell office:value-type="string" calcext:value-type="string">
            <text:p>De Cifris Press</text:p>
          </table:table-cell>
          <table:table-cell office:value-type="string" calcext:value-type="string">
            <text:p>September 2024</text:p>
          </table:table-cell>
          <table:table-cell office:value-type="string" calcext:value-type="string">
            <text:p><text:a xlink:href="https://drive.google.com/file/d/1t-IVZM1sTo2ADMnHIdGMnpwpc_8JGAwg" xlink:type="simple">https://drive.google.com/file/d/1t-IVZM1sTo2ADMnHIdGMnpwpc_8JGAwg</text:a></text:p>
          </table:table-cell>
          <table:table-cell office:value-type="string" calcext:value-type="string">
            <text:p><text:a xlink:href="https://drive.google.com/file/d/1SGAx1OPMQt3J52Hvip-9kSBF-OmPaSOT" xlink:type="simple">https://drive.google.com/file/d/1SGAx1OPMQt3J52Hvip-9kSBF-OmPaSOT</text:a>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 Articolo</text:p>
          </table:table-cell>
          <table:table-cell table:style-name="ce1" office:value-type="string" calcext:value-type="string">
            <text:p>Page Rang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PDF Link</text:p>
          </table:table-cell>
          <table:table-cell table:style-name="ce1" office:value-type="string" calcext:value-type="string">
            <text:p>PDF Revised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ntroduzione a De Cifris Eruditorum</text:p>
          </table:table-cell>
          <table:table-cell table:style-name="ce4" office:value-type="string" calcext:value-type="string">
            <text:p>2-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EU-3DccJU7jkyAbFza8HBSbsYtAvsuqF" xlink:type="simple">https://drive.google.com/file/d/1EU-3DccJU7jkyAbFza8HBSbsYtAvsuqF</text:a>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table:number-columns-repeated="2"/>
          <table:table-cell office:value-type="string" calcext:value-type="string">
            <text:p>Massimiliano</text:p>
          </table:table-cell>
          <table:table-cell office:value-type="string" calcext:value-type="string">
            <text:p>S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Francesci-Partenio, una disputa crittografica nel Rinascimento</text:p>
          </table:table-cell>
          <table:table-cell office:value-type="string" calcext:value-type="string">
            <text:p>5-23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wy0Abhg0l1_QCViK5ty0hAbKkCUi1OT4" xlink:type="simple">https://drive.google.com/file/d/1wy0Abhg0l1_QCViK5ty0hAbKkCUi1OT4</text:a></text:p>
          </table:table-cell>
          <table:table-cell table:number-columns-repeated="4"/>
          <table:table-cell office:value-type="string" calcext:value-type="string">
            <text:p>Paolo</text:p>
          </table:table-cell>
          <table:table-cell office:value-type="string" calcext:value-type="string">
            <text:p>Bonavogli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2</text:p>
          </table:table-cell>
          <table:table-cell office:value-type="string" calcext:value-type="string">
            <text:p>Scrivere per nascondere, leggere per scoprire. Le origini della crittografia</text:p>
          </table:table-cell>
          <table:table-cell office:value-type="string" calcext:value-type="string">
            <text:p>24-3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BXJAAZbEknqH8sxUDKC21Eovi-ciI_H9" xlink:type="simple">https://drive.google.com/file/d/1BXJAAZbEknqH8sxUDKC21Eovi-ciI_H9</text:a></text:p>
          </table:table-cell>
          <table:table-cell table:number-columns-repeated="4"/>
          <table:table-cell office:value-type="string" calcext:value-type="string">
            <text:p>Marco</text:p>
          </table:table-cell>
          <table:table-cell office:value-type="string" calcext:value-type="string">
            <text:p>Moragli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3</text:p>
          </table:table-cell>
          <table:table-cell office:value-type="string" calcext:value-type="string">
            <text:p>Epigrafi cifrate nelle chiese antiche</text:p>
          </table:table-cell>
          <table:table-cell office:value-type="string" calcext:value-type="string">
            <text:p>35-51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u8VbvL1FQFchUrpe4T9UXLpQ7428bOVe" xlink:type="simple">https://drive.google.com/file/d/1u8VbvL1FQFchUrpe4T9UXLpQ7428bOVe</text:a></text:p>
          </table:table-cell>
          <table:table-cell table:number-columns-repeated="4"/>
          <table:table-cell office:value-type="string" calcext:value-type="string">
            <text:p>Cosimo</text:p>
          </table:table-cell>
          <table:table-cell office:value-type="string" calcext:value-type="string">
            <text:p>Palma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04</text:p>
          </table:table-cell>
          <table:table-cell table:style-name="ce4" office:value-type="string" calcext:value-type="string">
            <text:p>Il nuovo framework giuridico cyber dell’Italia.\nLa crittografia come strumento di cybersicurezza e per l’autonomia strategica nazionale</text:p>
          </table:table-cell>
          <table:table-cell table:style-name="ce4" office:value-type="string" calcext:value-type="string">
            <text:p>52-58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jZWPY32iGWw81o58CBmyx1vavr6w2beH" xlink:type="simple">https://drive.google.com/file/d/1jZWPY32iGWw81o58CBmyx1vavr6w2beH</text:a></text:p>
          </table:table-cell>
          <table:table-cell table:number-columns-repeated="4"/>
          <table:table-cell office:value-type="string" calcext:value-type="string">
            <text:p>Marcello</text:p>
          </table:table-cell>
          <table:table-cell office:value-type="string" calcext:value-type="string">
            <text:p>Albergon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5</text:p>
          </table:table-cell>
          <table:table-cell office:value-type="string" calcext:value-type="string">
            <text:p>Human Rights Implications of Encryption Backdoors</text:p>
          </table:table-cell>
          <table:table-cell office:value-type="string" calcext:value-type="string">
            <text:p>59-72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WSvJW52DtrXJ4fsHKYvw2ofSxgio49tr" xlink:type="simple">https://drive.google.com/file/d/1WSvJW52DtrXJ4fsHKYvw2ofSxgio49tr</text:a></text:p>
          </table:table-cell>
          <table:table-cell table:number-columns-repeated="4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table:number-columns-repeated="16"/>
        </table:table-row>
        <table:table-row table:style-name="ro1" table:number-rows-repeated="28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7:36:06.2811257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7:00:41.341929297</meta:creation-date>
    <dc:date>2024-09-21T17:37:03.599637498</dc:date>
    <meta:editing-duration>PT30M59S</meta:editing-duration>
    <meta:editing-cycles>12</meta:editing-cycles>
    <meta:generator>LibreOffice/24.2.1.2$OpenBSD_X86_64 LibreOffice_project/420$Build-2</meta:generator>
    <meta:document-statistic meta:table-count="1" meta:cell-count="79" meta:object-count="0"/>
  </office:meta>
</office:document-meta>
</file>